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344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476cm" fo:margin-bottom="0.344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.344cm" fo:margin-bottom="0.344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.344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7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9">
      <style:paragraph-properties fo:margin-left="0cm" fo:margin-right="0cm" fo:margin-top="0cm" fo:margin-bottom="0.106cm" style:contextual-spacing="false" fo:text-indent="0cm" style:auto-text-indent="false" fo:padding="0cm" fo:border="none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46b74" officeooo:paragraph-rsid="00146b74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46b74" officeooo:paragraph-rsid="00146b74"/>
    </style:style>
    <style:style style:name="P2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 fo:padding="0cm" fo:border="none"/>
    </style:style>
    <style:style style:name="P2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146b7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6b74"/>
    </style:style>
    <style:style style:name="T5" style:family="text">
      <style:text-properties style:font-name="Liberation Mono" fo:language="en" fo:country="US" officeooo:rsid="00146b74"/>
    </style:style>
    <style:style style:name="T6" style:family="text">
      <style:text-properties style:font-name="Symbol" fo:language="en" fo:country="US" officeooo:rsid="00146b74"/>
    </style:style>
    <style:style style:name="T7" style:family="text">
      <style:text-properties style:font-name="Alef" fo:language="en" fo:country="US" officeooo:rsid="00146b74"/>
    </style:style>
    <style:style style:name="T8" style:family="text">
      <style:text-properties style:font-name="Monotype Corsiva" fo:language="en" fo:country="US" officeooo:rsid="00146b74"/>
    </style:style>
    <style:style style:name="T9" style:family="text">
      <style:text-properties fo:language="ru" fo:country="RU" officeooo:rsid="00146b74"/>
    </style:style>
    <style:style style:name="T10" style:family="text">
      <style:text-properties officeooo:rsid="0015f468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9">ТЗ</text:span> на разработку Telegram-бота для поиска рецептов</text:h>
      <text:h text:style-name="P2" text:outline-level="2">1. Введение</text:h>
      <text:h text:style-name="P3" text:outline-level="3">1.1 Назначение</text:h>
      <text:p text:style-name="P4">Telegram-бот предназначен для поиска рецептов блюд по их названию<text:span text:style-name="T2">(или имеющих названия искомого блюда/просто похожее на него)</text:span> с возможностью просмотра истории запросов и сохранения понравившихся рецептов в избранное.</text:p>
      <text:h text:style-name="P3" text:outline-level="3">1.2 Целевая аудитория</text:h>
      <text:p text:style-name="P4">Пользователи Telegram, интересующиеся кулинарией и поиском новых рецептов.</text:p>
      <text:h text:style-name="P2" text:outline-level="2">2. Требования к функционалу</text:h>
      <text:h text:style-name="P3" text:outline-level="3">2.1 Основные функции</text:h>
      <text:list text:style-name="L1">
        <text:list-item>
          <text:p text:style-name="P7"><text:span text:style-name="Strong_20_Emphasis">Поиск рецептов</text:span>:</text:p>
          <text:list>
            <text:list-item>
              <text:p text:style-name="P24">Некоторые блюда можно вписывать на русском</text:p>
            </text:list-item>
            <text:list-item>
              <text:p text:style-name="P8">Автоматический перевод запроса на английский для поиска в API Spoonacular</text:p>
            </text:list-item>
            <text:list-item>
              <text:p text:style-name="P7">Отображение найденного рецепта с:</text:p>
              <text:list>
                <text:list-item>
                  <text:p text:style-name="P26">Изображением блюда</text:p>
                </text:list-item>
                <text:list-item>
                  <text:p text:style-name="P27">Списком ингредиентов</text:p>
                </text:list-item>
                <text:list-item>
                  <text:p text:style-name="P27">Пошаговыми инструкциями</text:p>
                </text:list-item>
                <text:list-item>
                  <text:p text:style-name="P27">Информацией о пищевой ценности</text:p>
                </text:list-item>
                <text:list-item>
                  <text:p text:style-name="P27">Ссылкой на оригинальный рецепт</text:p>
                </text:list-item>
              </text:list>
            </text:list-item>
          </text:list>
        </text:list-item>
        <text:list-item>
          <text:p text:style-name="P7"><text:span text:style-name="Strong_20_Emphasis">История запросов</text:span>:</text:p>
          <text:list>
            <text:list-item>
              <text:p text:style-name="P8">Хранение последних 10 запросов пользователя</text:p>
            </text:list-item>
            <text:list-item>
              <text:p text:style-name="P8">Отображение истории с датой и временем запроса</text:p>
            </text:list-item>
          </text:list>
        </text:list-item>
        <text:list-item>
          <text:p text:style-name="P7"><text:span text:style-name="Strong_20_Emphasis">Избранное</text:span>:</text:p>
          <text:list>
            <text:list-item>
              <text:p text:style-name="P8">Возможность добавления рецептов в избранное</text:p>
            </text:list-item>
            <text:list-item>
              <text:p text:style-name="P8">Просмотр списка избранных рецептов</text:p>
            </text:list-item>
            <text:list-item>
              <text:p text:style-name="P8">Быстрый доступ к сохраненным рецептам</text:p>
            </text:list-item>
          </text:list>
        </text:list-item>
      </text:list>
      <text:h text:style-name="P3" text:outline-level="3">2.2 Дополнительные функции</text:h>
      <text:list text:style-name="L2">
        <text:list-item>
          <text:p text:style-name="P9">Автоматический перевод:</text:p>
          <text:list>
            <text:list-item>
              <text:p text:style-name="P10">Названий блюд с русского на английский и обратно</text:p>
            </text:list-item>
            <text:list-item>
              <text:p text:style-name="P10">Ингредиентов и инструкций с английского на русский</text:p>
            </text:list-item>
            <text:list-item>
              <text:p text:style-name="P10"><text:soft-page-break/>Словарь популярных блюд для ускорения перевода</text:p>
            </text:list-item>
          </text:list>
        </text:list-item>
        <text:list-item>
          <text:p text:style-name="P9">Пользовательский интерфейс:</text:p>
          <text:list>
            <text:list-item>
              <text:p text:style-name="P10">Интерактивные кнопки для навигации</text:p>
            </text:list-item>
            <text:list-item>
              <text:p text:style-name="P10">Разделение длинных рецептов на части с возможностью листания</text:p>
            </text:list-item>
          </text:list>
        </text:list-item>
      </text:list>
      <text:h text:style-name="P2" text:outline-level="2">3. Технические требования</text:h>
      <text:h text:style-name="P3" text:outline-level="3">3.1 Используемые технологии</text:h>
      <text:list text:style-name="L3">
        <text:list-item>
          <text:p text:style-name="P11">Язык программирования: Python 3.x</text:p>
        </text:list-item>
        <text:list-item>
          <text:p text:style-name="P12">Библиотеки:</text:p>
          <text:list>
            <text:list-item>
              <text:p text:style-name="P11"><text:span text:style-name="Source_20_Text"><text:span text:style-name="T1">python-telegram-bot</text:span></text:span> для работы с Telegram API</text:p>
            </text:list-item>
            <text:list-item>
              <text:p text:style-name="P11"><text:span text:style-name="Source_20_Text"><text:span text:style-name="T1">requests</text:span></text:span> для HTTP-запросов</text:p>
            </text:list-item>
            <text:list-item>
              <text:p text:style-name="P11"><text:span text:style-name="Source_20_Text"><text:span text:style-name="T1">deep-translator</text:span></text:span> для перевода текста</text:p>
            </text:list-item>
            <text:list-item>
              <text:p text:style-name="P11"><text:span text:style-name="Source_20_Text"><text:span text:style-name="T1">sqlite3</text:span></text:span> для работы с базой данных</text:p>
            </text:list-item>
          </text:list>
        </text:list-item>
        <text:list-item>
          <text:p text:style-name="P12">Внешние API:</text:p>
          <text:list>
            <text:list-item>
              <text:p text:style-name="P11">Spoonacular API (для поиска рецептов)</text:p>
            </text:list-item>
            <text:list-item>
              <text:p text:style-name="P11">Google Translate API (через deep-translator)</text:p>
            </text:list-item>
          </text:list>
        </text:list-item>
      </text:list>
      <text:h text:style-name="P3" text:outline-level="3">3.2 База данных</text:h>
      <text:list text:style-name="L4">
        <text:list-item>
          <text:p text:style-name="P13">Структура:</text:p>
          <text:list>
            <text:list-item>
              <text:p text:style-name="P14">Таблица <text:span text:style-name="Source_20_Text"><text:span text:style-name="T1">users</text:span></text:span> (хранение информации о пользователях)</text:p>
            </text:list-item>
            <text:list-item>
              <text:p text:style-name="P14">Таблица <text:span text:style-name="Source_20_Text"><text:span text:style-name="T1">receipts</text:span></text:span> (хранение информации о рецептах)</text:p>
            </text:list-item>
            <text:list-item>
              <text:p text:style-name="P14">Таблица <text:span text:style-name="Source_20_Text"><text:span text:style-name="T1">history</text:span></text:span> (хранение истории запросов)</text:p>
            </text:list-item>
            <text:list-item>
              <text:p text:style-name="P14">Таблица <text:span text:style-name="Source_20_Text"><text:span text:style-name="T1">favourites</text:span></text:span> (хранение избранных рецептов)</text:p>
            </text:list-item>
          </text:list>
        </text:list-item>
      </text:list>
      <text:h text:style-name="P3" text:outline-level="3">3.3 Ограничения</text:h>
      <text:list text:style-name="L5">
        <text:list-item>
          <text:p text:style-name="P15">Ограничение API Spoonacular: не более 150 запросов в день</text:p>
        </text:list-item>
        <text:list-item>
          <text:p text:style-name="P15">Ограничение Telegram: длина сообщения не более 4096 символов</text:p>
        </text:list-item>
      </text:list>
      <text:h text:style-name="P2" text:outline-level="2">4. Интерфейс пользователя</text:h>
      <text:h text:style-name="P3" text:outline-level="3">4.1 Основное меню</text:h>
      <text:list text:style-name="L6">
        <text:list-item>
          <text:p text:style-name="P16">Кнопка "Поиск рецептов"</text:p>
        </text:list-item>
        <text:list-item>
          <text:p text:style-name="P16">Кнопка "История моих запросов"</text:p>
        </text:list-item>
        <text:list-item>
          <text:p text:style-name="P16">Кнопка "Нравится☺" (избранное)</text:p>
        </text:list-item>
      </text:list>
      <text:h text:style-name="P3" text:outline-level="3">4.2 Форматы сообщений</text:h>
      <text:list text:style-name="L7">
        <text:list-item>
          <text:p text:style-name="P17">Сообщения с рецептами включают:</text:p>
          <text:list>
            <text:list-item>
              <text:p text:style-name="P18">Заголовок (название блюда)</text:p>
            </text:list-item>
            <text:list-item>
              <text:p text:style-name="P18">Изображение (если доступно)</text:p>
            </text:list-item>
            <text:list-item>
              <text:p text:style-name="P18"><text:soft-page-break/>Список ингредиентов</text:p>
            </text:list-item>
            <text:list-item>
              <text:p text:style-name="P18">Инструкции по приготовлению</text:p>
            </text:list-item>
            <text:list-item>
              <text:p text:style-name="P18">Информацию о пищевой ценности</text:p>
            </text:list-item>
            <text:list-item>
              <text:p text:style-name="P18">Ссылку на полный рецепт</text:p>
            </text:list-item>
            <text:list-item>
              <text:p text:style-name="P18">Кнопку "Добавить в избранное"</text:p>
            </text:list-item>
          </text:list>
        </text:list-item>
        <text:list-item>
          <text:p text:style-name="P17">Сообщения с историей запросов:</text:p>
          <text:list>
            <text:list-item>
              <text:p text:style-name="P18">Список последних запросов с датами</text:p>
            </text:list-item>
            <text:list-item>
              <text:p text:style-name="P18">Названия найденных рецептов</text:p>
            </text:list-item>
          </text:list>
        </text:list-item>
        <text:list-item>
          <text:p text:style-name="P17">Сообщения с избранным:</text:p>
          <text:list>
            <text:list-item>
              <text:p text:style-name="P18">Список сохраненных рецептов</text:p>
            </text:list-item>
            <text:list-item>
              <text:p text:style-name="P18">Возможность быстрого перехода к рецепту</text:p>
            </text:list-item>
          </text:list>
        </text:list-item>
      </text:list>
      <text:h text:style-name="P2" text:outline-level="2">5. Требования к установке и запуску</text:h>
      <text:h text:style-name="P3" text:outline-level="3">5.1 Необходимое ПО</text:h>
      <text:list text:style-name="L8">
        <text:list-item>
          <text:p text:style-name="P19">Python 3.7 или выше</text:p>
        </text:list-item>
        <text:list-item>
          <text:p text:style-name="P19">Установленные зависимости из requirements.txt</text:p>
        </text:list-item>
      </text:list>
      <text:h text:style-name="P3" text:outline-level="3">5.2 Настройки</text:h>
      <text:list text:style-name="L9">
        <text:list-item>
          <text:p text:style-name="P20"><text:span text:style-name="T2">П</text:span>еременные окружения:</text:p>
          <text:list>
            <text:list-item>
              <text:p text:style-name="P21"><text:span text:style-name="Source_20_Text"><text:span text:style-name="T1">TOKEN</text:span></text:span> - токен Telegram-бота</text:p>
            </text:list-item>
            <text:list-item>
              <text:p text:style-name="P21"><text:span text:style-name="Source_20_Text"><text:span text:style-name="T1">SPOONACULAR_API_KEY</text:span></text:span> - ключ API Spoonacular</text:p>
            </text:list-item>
          </text:list>
        </text:list-item>
      </text:list>
      <text:h text:style-name="P2" text:outline-level="2">6. Ограничения и известные проблемы</text:h>
      <text:list text:style-name="L10">
        <text:list-item>
          <text:p text:style-name="P22">Ограниченное количество запросов к Spoonacular API</text:p>
        </text:list-item>
        <text:list-item>
          <text:p text:style-name="P22">Возможны ошибки перевода</text:p>
        </text:list-item>
        <text:list-item>
          <text:p text:style-name="P22">Некоторые рецепты могут не иметь изображений</text:p>
        </text:list-item>
      </text:list>
      <text:h text:style-name="P2" text:outline-level="2">7. Дальнейшее развитие</text:h>
      <text:list text:style-name="L11">
        <text:list-item>
          <text:p text:style-name="P23">Добавление поиска по ингредиентам</text:p>
        </text:list-item>
        <text:list-item>
          <text:p text:style-name="P23">Реализация системы рекомендаций на основе истории запросов</text:p>
        </text:list-item>
        <text:list-item>
          <text:p text:style-name="P23">Добавление возможности фильтрации</text:p>
        </text:list-item>
        <text:list-item>
          <text:p text:style-name="P23">Реализация системы уведомлений о новых рецептах</text:p>
        </text:list-item>
        <text:list-item>
          <text:p text:style-name="P25">Нормальный перевод и точный поиск блюд по названию</text:p>
        </text:list-item>
      </text:list>
      <text:h text:style-name="P2" text:outline-level="2">8. Контакты</text:h>
      <text:p text:style-name="P5">Разработчик: <text:span text:style-name="T2">Антонов Иван</text:span><text:line-break/>Версия: <text:span text:style-name="T8">E</text:span>1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96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24:05.498000000</meta:creation-date>
    <dc:date>2025-05-06T22:34:55.345000000</dc:date>
    <meta:editing-duration>PT10M55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92" meta:word-count="474" meta:character-count="3235" meta:non-whitespace-character-count="2922"/>
  </office:meta>
</office:document-meta>
</file>